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1" table:default-cell-style-name="ce2"/>
        <table:table-column table:style-name="co1" table:number-columns-repeated="9" table:default-cell-style-name="ce1"/>
        <table:table-row table:style-name="ro1">
          <table:table-cell/>
          <table:table-cell office:value-type="string">
            <text:p>Axion</text:p>
          </table:table-cell>
          <table:table-cell office:value-type="string">
            <text:p>DB2</text:p>
          </table:table-cell>
          <table:table-cell office:value-type="string">
            <text:p>Derby</text:p>
          </table:table-cell>
          <table:table-cell office:value-type="string">
            <text:p>Firebird</text:p>
          </table:table-cell>
          <table:table-cell office:value-type="string">
            <text:p>FrontBase</text:p>
          </table:table-cell>
          <table:table-cell office:value-type="string">
            <text:p>HSQL</text:p>
          </table:table-cell>
          <table:table-cell office:value-type="string">
            <text:p>Ingres</text:p>
          </table:table-cell>
          <table:table-cell office:value-type="string">
            <text:p>McKoi</text:p>
          </table:table-cell>
          <table:table-cell office:value-type="string">
            <text:p>MySQL</text:p>
          </table:table-cell>
          <table:table-cell office:value-type="string">
            <text:p>Oracle9i</text:p>
          </table:table-cell>
          <table:table-cell office:value-type="string">
            <text:p>Pointbase</text:p>
          </table:table-cell>
          <table:table-cell office:value-type="string">
            <text:p>PostgreSQL</text:p>
          </table:table-cell>
          <table:table-cell office:value-type="string">
            <text:p>SQLServer</text:p>
          </table:table-cell>
          <table:table-cell office:value-type="string">
            <text:p>Sybase</text:p>
          </table:table-cell>
        </table:table-row>
        <table:table-row table:style-name="ro1">
          <table:table-cell office:value-type="string">
            <text:p>Axion</text:p>
          </table:table-cell>
          <table:table-cell office:value-type="string">
            <text:p>X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DB2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01">
            <text:p>30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Derby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 office:value-type="float" office:value="448">
            <text:p>44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5">
            <text:p>145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Firebird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X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FrontBase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string">
            <text:p>fail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HSQ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Ingres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style-name="ce3" office:value-type="float" office:value="302">
            <text:p>302</text:p>
          </table:table-cell>
          <table:table-cell office:value-type="float" office:value="15">
            <text:p>15</text:p>
          </table:table-cell>
          <table:table-cell office:value-type="string">
            <text:p>X</text:p>
          </table:table-cell>
          <table:table-cell office:value-type="float" office:value="254">
            <text:p>254</text:p>
          </table:table-cell>
          <table:table-cell office:value-type="float" office:value="153">
            <text:p>153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McKoi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07">
            <text:p>40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MySQL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1">
            <text:p>221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Oracle9i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514">
            <text:p>514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float" office:value="137">
            <text:p>137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Pointbase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433">
            <text:p>43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02">
            <text:p>202</text:p>
          </table:table-cell>
          <table:table-cell office:value-type="float" office:value="158">
            <text:p>158</text:p>
          </table:table-cell>
          <table:table-cell office:value-type="float" office:value="35">
            <text:p>35</text:p>
          </table:table-cell>
          <table:table-cell office:value-type="string">
            <text:p>X</text:p>
          </table:table-cell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PostgreSQL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06">
            <text:p>30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8">
            <text:p>14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QLServer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378">
            <text:p>37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7">
            <text:p>197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Sybase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2" table:number-rows-repeated="65520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10">12/10/2005</text:date>, <text:time>09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Win32 OpenOffice.org_project/680m104$Build-8913</meta:generator>
    <meta:creation-date>2005-11-25T20:54:43</meta:creation-date>
    <dc:date>2005-12-10T09:40:27</dc:date>
    <dc:language>en-US</dc:language>
    <meta:editing-cycles>79</meta:editing-cycles>
    <meta:editing-duration>P7DT12H14M52S</meta:editing-duration>
    <meta:user-defined meta:name="Info 1"/>
    <meta:user-defined meta:name="Info 2"/>
    <meta:user-defined meta:name="Info 3"/>
    <meta:user-defined meta:name="Info 4"/>
    <meta:document-statistic meta:table-count="3" meta:cell-count="187"/>
  </office:meta>
</office:document-meta>
</file>